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ADFB4DC3.gif"/>
  <manifest:file-entry manifest:media-type="" manifest:full-path="Pictures/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106cm" svg:stroke-color="#0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draw:stroke="solid" svg:stroke-width="0.102cm" svg:stroke-color="#008080" draw:marker-start-width="0.273cm" draw:marker-end-width="0.273cm" draw:stroke-linejoin="miter" draw:fill="none" draw:fill-color="#ccffff" draw:textarea-horizontal-align="justify" draw:textarea-vertical-align="middle" draw:auto-grow-height="false" fo:padding-top="0.154cm" fo:padding-bottom="0.154cm" fo:padding-left="0.274cm" fo:padding-right="0.274cm" fo:wrap-option="no-wrap" draw:shadow="hidden" draw:shadow-color="#808080"/>
    </style:style>
    <style:style style:name="gr4" style:family="graphic">
      <style:graphic-properties draw:stroke="solid" svg:stroke-width="0.102cm" svg:stroke-color="#008080" draw:marker-start-width="0.279cm" draw:marker-end-width="0.279cm" draw:stroke-linejoin="miter" draw:fill="none" draw:fill-color="#ccffff" draw:textarea-horizontal-align="justify" draw:textarea-vertical-align="middle" draw:auto-grow-height="false" fo:padding-top="0.154cm" fo:padding-bottom="0.154cm" fo:padding-left="0.274cm" fo:padding-right="0.274cm" fo:wrap-option="no-wrap" draw:shadow="hidden" draw:shadow-color="#808080"/>
    </style:style>
    <style:style style:name="gr5" style:family="graphic">
      <style:graphic-properties draw:stroke="none" draw:fill="none" draw:fill-color="#bbe0e3" draw:textarea-horizontal-align="justify" draw:textarea-vertical-align="top" draw:auto-grow-height="true" fo:min-height="1.525cm" fo:min-width="4.189cm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>
      <style:graphic-properties draw:stroke="solid" svg:stroke-width="0.212cm" svg:stroke-color="#000000" draw:marker-end="msArrowEnd_20_9" draw:marker-end-width="1.0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start" fo:text-indent="0cm" style:punctuation-wrap="simple" style:line-break="normal" style:writing-mode="lr-tb"/>
      <style:text-properties fo:font-family="Arial" style:font-family-generic="swiss" style:font-pitch="variable" fo:font-size="20pt" style:font-size-asian="20pt" style:font-size-complex="20pt"/>
    </style:style>
    <style:style style:name="P4" style:family="paragraph">
      <style:paragraph-properties fo:margin-left="0cm" fo:margin-right="0cm" fo:text-align="center" fo:text-indent="0cm" style:punctuation-wrap="simple" style:line-break="normal" style:writing-mode="lr-tb"/>
      <style:text-properties fo:font-family="Arial" style:font-family-generic="swiss" style:font-pitch="variable" fo:font-size="20pt" style:font-size-asian="20pt" style:font-size-complex="20pt"/>
    </style:style>
    <style:style style:name="P5" style:family="paragraph">
      <style:paragraph-properties fo:margin-left="0cm" fo:margin-right="0cm" fo:text-align="start" fo:text-indent="0cm" style:punctuation-wrap="simple" style:line-break="normal"/>
      <style:text-properties fo:font-family="Arial" style:font-family-generic="swiss" style:font-pitch="variable"/>
    </style:style>
    <style:style style:name="P6" style:family="paragraph">
      <style:paragraph-properties fo:margin-left="0cm" fo:margin-right="0cm" fo:text-align="start" fo:text-indent="0cm" style:punctuation-wrap="simple" style:line-break="normal" style:writing-mode="lr-tb"/>
      <style:text-properties fo:font-family="Arial" style:font-family-generic="swiss" style:font-pitch="variable" fo:font-style="normal" style:font-style-asian="normal" style:font-style-complex="normal"/>
    </style:style>
    <style:style style:name="P7" style:family="paragraph">
      <style:paragraph-properties fo:margin-left="0cm" fo:margin-right="0cm" fo:text-indent="0cm" style:punctuation-wrap="simple" style:line-break="normal"/>
      <style:text-properties fo:font-family="Arial" style:font-family-generic="swiss" style:font-pitch="variable" fo:font-size="20pt" style:font-size-asian="20pt" style:font-size-complex="20pt"/>
    </style:style>
    <style:style style:name="P8" style:family="paragraph">
      <style:paragraph-properties fo:margin-left="0cm" fo:margin-right="0cm" fo:text-indent="0cm" style:punctuation-wrap="simple" style:line-break="normal" style:writing-mode="lr-tb"/>
      <style:text-properties fo:font-family="Arial" style:font-family-generic="swiss" style:font-pitch="variable" fo:font-size="20pt" style:font-size-asian="20pt" style:font-size-complex="20pt"/>
    </style:style>
    <style:style style:name="P9" style:family="paragraph">
      <style:paragraph-properties fo:margin-left="0cm" fo:margin-right="0cm" fo:text-align="center" fo:text-indent="0cm" style:punctuation-wrap="simple" style:line-break="normal"/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paragraph-properties style:writing-mode="lr-tb"/>
      <style:text-properties fo:font-family="Arial" style:font-family-generic="swiss" style:font-pitch="variable" fo:font-size="20pt" style:font-size-asian="20pt" style:font-size-complex="20pt"/>
    </style:style>
    <style:style style:name="T1" style:family="text">
      <style:text-properties fo:font-family="Arial" style:font-family-generic="swiss" style:font-pitch="variable" fo:font-size="20pt" style:font-size-asian="20pt" style:font-size-complex="20pt"/>
    </style:style>
    <style:style style:name="T2" style:family="text">
      <style:text-properties fo:font-family="Arial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" style:family="text">
      <style:text-properties fo:font-family="Arial" style:font-family-generic="swiss" style:font-pitch="variable" fo:font-size="15pt" fo:font-style="normal" style:font-size-asian="15pt" style:font-style-asian="normal" style:font-size-complex="15pt" style:font-style-complex="normal"/>
    </style:style>
    <style:style style:name="T4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oise performance parameters" draw:style-name="dp1" draw:master-page-name="Default" presentation:presentation-page-layout-name="AL1T19">
        <draw:frame draw:style-name="gr1" draw:text-style-name="P1" draw:layer="layout" svg:width="3.81cm" svg:height="3.594cm" svg:x="12.488cm" svg:y="5.508cm">
          <draw:image xlink:href="Pictures/100002000000002000000020ADFB4DC3.gif" xlink:type="simple" xlink:show="embed" xlink:actuate="onLoad">
            <text:p/>
          </draw:image>
        </draw:frame>
        <draw:custom-shape draw:style-name="gr2" draw:text-style-name="P2" draw:layer="layout" svg:width="3.666cm" svg:height="3.459cm" svg:x="12.56cm" svg:y="5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441cm" svg:height="2.116cm" svg:x="4.084cm" svg:y="6.562cm">
          <text:p text:style-name="P3"><text:span text:style-name="T1">Difference </text:span><text:span text:style-name="T1"><text:line-break/></text:span><text:span text:style-name="T1">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41cm" svg:height="2.117cm" svg:x="4.084cm" svg:y="10.095cm">
          <text:p text:style-name="P5"><text:span text:style-name="T2">Data Noise</text:span></text:p>
          <text:p text:style-name="P5"><text:span text:style-name="T3">- electronic noise</text:span></text:p>
          <text:p text:style-name="P5"><text:span text:style-name="T3">- electrode mo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18cm" svg:height="1.785cm" svg:x="4.424cm" svg:y="4.445cm">
          <text:p text:style-name="P7"><text:span text:style-name="T4">Measuremen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10" draw:layer="layout" svg:width="2.788cm" svg:height="1.835cm" svg:x="9.668cm" svg:y="4.445cm">
          <text:p text:style-name="P9"><text:span text:style-name="T5">Recon-</text:span><text:span text:style-name="T5"><text:line-break/></text:span><text:span text:style-name="T5">struct</text:span></text:p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9.948cm" svg:y1="7.62cm" svg:x2="12.065cm" svg:y2="7.62cm">
          <text:p/>
        </draw:line>
        <draw:line draw:style-name="gr7" draw:text-style-name="P1" draw:layer="layout" svg:x1="9.948cm" svg:y1="11.153cm" svg:x2="12.065cm" svg:y2="11.153cm">
          <text:p/>
        </draw:line>
        <draw:custom-shape draw:style-name="gr6" draw:text-style-name="P10" draw:layer="layout" svg:width="2.818cm" svg:height="1.048cm" svg:x="13.223cm" svg:y="4.445cm">
          <text:p text:style-name="P7"><text:span text:style-name="T4">Images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713cm" svg:height="3.435cm" svg:x="12.585cm" svg:y="9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462cm" svg:height="1.835cm" svg:x="12.959cm" svg:y="10.271cm">
          <text:p text:style-name="P9"><text:span text:style-name="T4">Noisy</text:span></text:p>
          <text:p text:style-name="P9"><text:span text:style-name="T4">Image</text:span></text:p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9.737cm" svg:y1="4.445cm" svg:x2="9.737cm" svg:y2="14.605cm">
          <text:p/>
        </draw:line>
        <draw:line draw:style-name="gr8" draw:text-style-name="P1" draw:layer="layout" svg:x1="12.277cm" svg:y1="4.445cm" svg:x2="12.277cm" svg:y2="13.355cm">
          <text:p/>
        </draw:line>
        <draw:frame draw:style-name="gr9" draw:layer="layout" svg:width="1.04cm" svg:height="1.015cm" svg:x="15.14cm" svg:y="6.90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layer="layout" svg:width="1.024cm" svg:height="1.015cm" svg:x="7.885cm" svg:y="7.5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layer="layout" svg:width="1.135cm" svg:height="1.015cm" svg:x="7.985cm" svg:y="10.02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layer="layout" svg:width="1.151cm" svg:height="1.015cm" svg:x="15.14cm" svg:y="10.50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layer="layout" svg:width="5.638cm" svg:height="2.148cm" svg:x="4.176cm" svg:y="12.8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5.678cm" svg:height="2.148cm" svg:x="11.076cm" svg:y="12.83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3.335cm" svg:height="10.001cm" svg:x="3.493cm" svg:y="2.002cm" draw:page-number="1"/>
          <draw:frame presentation:style-name="pr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9" draw:display-name="msArrowEnd 9" svg:viewBox="0 0 1060 1060" svg:d="m530 0 530 1060h-106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3.07cm" fo:margin-bottom="3.475cm" fo:margin-left="0.026cm" fo:margin-right="0.445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0.32cm" svg:height="26.67cm" svg:x="0cm" svg:y="0cm">
          <text:p/>
        </draw:rect>
        <draw:frame presentation:style-name="Mpr2" draw:text-style-name="MP3" draw:layer="backgroundobjects" svg:width="8.806cm" svg:height="1.33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8.807cm" svg:height="1.333cm" svg:x="11.508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3" draw:text-style-name="MP3" draw:layer="backgroundobjects" svg:width="8.806cm" svg:height="1.333cm" svg:x="0cm" svg:y="25.333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8.807cm" svg:height="1.333cm" svg:x="11.508cm" svg:y="25.333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creator>andy adler</dc:creator>
    <dc:date>2008-11-19T08:52:12.95</dc:date>
    <meta:editing-cycles>31</meta:editing-cycles>
    <meta:editing-duration>PT13H24M02S</meta:editing-duration>
    <meta:generator>OpenOffice.org/3.0$Win32 OpenOffice.org_project/300m9$Build-9358</meta:generator>
    <meta:printed-by>andy adler</meta:printed-by>
    <meta:print-date>2008-11-18T12:26:08.87</meta:print-date>
    <meta:document-statistic meta:object-count="43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text>SNR</math:mtext>
        <math:mstyle math:fontweight="bold">
          <math:mrow>
            <math:mi>y</math:mi>
          </math:mrow>
        </math:mstyle>
      </math:msub>
      <math:mo math:stretchy="false">=</math:mo>
      <math:mfrac>
        <math:mrow>
          <math:mtext>mean</math:mtext>
          <math:msub>
            <math:mstyle math:fontweight="bold">
              <math:mrow>
                <math:mi>y</math:mi>
              </math:mrow>
            </math:mstyle>
            <math:mi>t</math:mi>
          </math:msub>
        </math:mrow>
        <math:mrow>
          <math:mi/>
          <math:mtext>std</math:mtext>
          <math:msub>
            <math:mstyle math:fontweight="bold">
              <math:mrow>
                <math:mi>y</math:mi>
              </math:mrow>
            </math:mstyle>
            <math:mi>n</math:mi>
          </math:msub>
        </math:mrow>
      </math:mfrac>
    </math:mrow>
    <math:annotation math:encoding="StarMath 5.0">"SNR"_{bold y} = { "mean" {bold y}_t } over {``"std" {bold y}_n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style math:fontweight="bold">
          <math:mrow>
            <math:mi>x</math:mi>
          </math:mrow>
        </math:mstyle>
        <math:mi>t</math:mi>
      </math:msub>
      <math:mo math:stretchy="false">ˆ</math:mo>
    </math:mover>
    <math:annotation math:encoding="StarMath 5.0">hat{bold x}_t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style math:fontweight="bold">
        <math:mrow>
          <math:mi>y</math:mi>
        </math:mrow>
      </math:mstyle>
      <math:mi>t</math:mi>
    </math:msub>
    <math:annotation math:encoding="StarMath 5.0">{bold y}_t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style math:fontweight="bold">
        <math:mrow>
          <math:mi>y</math:mi>
        </math:mrow>
      </math:mstyle>
      <math:mi>n</math:mi>
    </math:msub>
    <math:annotation math:encoding="StarMath 5.0">{bold y}_n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style math:fontweight="bold">
          <math:mrow>
            <math:mi>x</math:mi>
          </math:mrow>
        </math:mstyle>
        <math:mi>n</math:mi>
      </math:msub>
      <math:mo math:stretchy="false">ˆ</math:mo>
    </math:mover>
    <math:annotation math:encoding="StarMath 5.0">hat{bold x}_n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text>SNR</math:mtext>
        <math:mstyle math:fontweight="bold">
          <math:mrow>
            <math:mi>x</math:mi>
          </math:mrow>
        </math:mstyle>
      </math:msub>
      <math:mo math:stretchy="false">=</math:mo>
      <math:mfrac>
        <math:mrow>
          <math:mtext>mean</math:mtext>
          <math:msub>
            <math:mstyle math:fontweight="bold">
              <math:mrow>
                <math:mi>x</math:mi>
              </math:mrow>
            </math:mstyle>
            <math:mi>t</math:mi>
          </math:msub>
        </math:mrow>
        <math:mrow>
          <math:mi/>
          <math:mtext>std</math:mtext>
          <math:msub>
            <math:mstyle math:fontweight="bold">
              <math:mrow>
                <math:mi>x</math:mi>
              </math:mrow>
            </math:mstyle>
            <math:mi>n</math:mi>
          </math:msub>
        </math:mrow>
      </math:mfrac>
    </math:mrow>
    <math:annotation math:encoding="StarMath 5.0">"SNR"_{bold x} = { "mean" {bold x}_t } over {``"std" {bold x}_n}
</math:annotation>
  </math:semantics>
</math:math>
</file>